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D000003601C2840B6DAA4AEAF.png" manifest:media-type="image/png"/>
  <manifest:file-entry manifest:full-path="Pictures/100002010000022C00000317E3A92B82684FF960.png" manifest:media-type="image/png"/>
  <manifest:file-entry manifest:full-path="Pictures/10000000000004B0000004EA9608A58E19696719.jpg" manifest:media-type="image/jpeg"/>
  <manifest:file-entry manifest:full-path="Pictures/100000000000002000000020B2FF2A327EABC87D.png" manifest:media-type="image/png"/>
  <manifest:file-entry manifest:full-path="Pictures/100002010000040D0000059A534E15743E8A8F5A.png" manifest:media-type="image/png"/>
  <manifest:file-entry manifest:full-path="Pictures/1000000000000193000000AA203383637C88532B.png" manifest:media-type="image/png"/>
  <manifest:file-entry manifest:full-path="Pictures/10000000000004B00000038441A137551DB634A7.jpg" manifest:media-type="image/jpeg"/>
  <manifest:file-entry manifest:full-path="Pictures/100000000000021A000000EB252435B76382411D.jpg" manifest:media-type="image/jpeg"/>
  <manifest:file-entry manifest:full-path="Pictures/10000000000000C8000000C8E138DAF5846D21B7.png" manifest:media-type="image/png"/>
  <manifest:file-entry manifest:full-path="Pictures/10000201000001BD000000A0A63FB8EC8375DEA7.png" manifest:media-type="image/png"/>
  <manifest:file-entry manifest:full-path="Pictures/10000000000006A2000006A035F7BAA08B75648A.jpg" manifest:media-type="image/jpeg"/>
  <manifest:file-entry manifest:full-path="Pictures/10000200000000BD00000057DD8672FD505D8888.gif" manifest:media-type="image/gif"/>
  <manifest:file-entry manifest:full-path="Pictures/1000000000000203000001DC7A71418E3B62BED4.jpg" manifest:media-type="image/jpeg"/>
  <manifest:file-entry manifest:full-path="Pictures/100002010000060F000004AEB41E2889BC1CBE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016cm"/>
    </style:style>
    <style:style style:name="pr3" style:family="presentation" style:parent-style-name="Default-title">
      <style:graphic-properties draw:stroke="none" draw:fill="none" draw:fill-color="#ff3333" fo:min-height="0.78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16cm" svg:height="14.052cm" svg:x="16.764cm" svg:y="3.804cm">
          <draw:image xlink:href="Pictures/100002010000040D0000059A534E15743E8A8F5A.png" xlink:type="simple" xlink:show="embed" xlink:actuate="onLoad">
            <text:p/>
          </draw:image>
        </draw:frame>
        <draw:frame draw:style-name="gr1" draw:text-style-name="P1" draw:layer="layout" svg:width="5.08cm" svg:height="3.81cm" svg:x="0.508cm" svg:y="0.508cm">
          <draw:image xlink:href="Pictures/10000000000004B00000038441A137551DB634A7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: Electrónica digital para makers con FPGAs 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2">Juan González 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203383637C88532B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4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252435B76382411D.jpg" xlink:type="simple" xlink:show="embed" xlink:actuate="onLoad">
            <text:p/>
          </draw:image>
        </draw:frame>
        <draw:frame draw:style-name="gr1" draw:text-style-name="P1" draw:layer="layout" svg:width="3.476cm" svg:height="1.6cm" svg:x="12.272cm" svg:y="18.796cm">
          <draw:image xlink:href="Pictures/10000200000000BD00000057DD8672FD505D8888.gif" xlink:type="simple" xlink:show="embed" xlink:actuate="onLoad">
            <text:p/>
          </draw:image>
        </draw:frame>
        <draw:frame draw:style-name="gr1" draw:text-style-name="P1" draw:layer="layout" svg:width="2.11cm" svg:height="1.95cm" svg:x="16.432cm" svg:y="18.624cm">
          <draw:image xlink:href="Pictures/1000000000000203000001DC7A71418E3B62BED4.jpg" xlink:type="simple" xlink:show="embed" xlink:actuate="onLoad">
            <text:p/>
          </draw:image>
        </draw:frame>
        <draw:frame draw:style-name="gr1" draw:text-style-name="P1" draw:layer="layout" svg:width="2.032cm" svg:height="2.032cm" svg:x="18.796cm" svg:y="18.542cm">
          <draw:image xlink:href="Pictures/10000000000000C8000000C8E138DAF5846D21B7.pn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35F7BAA08B75648A.jpg" xlink:type="simple" xlink:show="embed" xlink:actuate="onLoad">
            <text:p/>
          </draw:image>
        </draw:frame>
        <draw:frame presentation:style-name="pr2" draw:text-style-name="P9" draw:layer="layout" svg:width="15.24cm" svg:height="1.016cm" svg:x="4.064cm" svg:y="2.794cm">
          <draw:text-box>
            <text:p><text:span text:style-name="T5">Vídeo 8</text:span><text:span text:style-name="T6">: Pines y LEDs externos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B41E2889BC1CBEEC.png" xlink:type="simple" xlink:show="embed" xlink:actuate="onLoad">
            <text:p/>
          </draw:image>
        </draw:frame>
        <draw:frame presentation:style-name="pr3" draw:text-style-name="P9" draw:layer="layout" svg:width="6.858cm" svg:height="0.788cm" svg:x="5.588cm" svg:y="19.571cm">
          <draw:text-box>
            <text:p><text:span text:style-name="T7">Madrid, 2017-Dic-4</text:span></text:p>
          </draw:text-box>
        </draw:frame>
        <draw:frame draw:style-name="gr1" draw:text-style-name="P1" draw:layer="layout" svg:width="11.773cm" svg:height="4.232cm" svg:x="1.943cm" svg:y="4.318cm">
          <draw:image xlink:href="Pictures/10000201000001BD000000A0A63FB8EC8375DEA7.png" xlink:type="simple" xlink:show="embed" xlink:actuate="onLoad">
            <text:p/>
          </draw:image>
        </draw:frame>
        <draw:frame draw:style-name="gr7" draw:text-style-name="P10" draw:layer="layout" svg:width="5.842cm" svg:height="6.124cm" svg:x="10.414cm" svg:y="7.62cm">
          <draw:image xlink:href="Pictures/10000000000004B0000004EA9608A58E19696719.jpg" xlink:type="simple" xlink:show="embed" xlink:actuate="onLoad">
            <text:p/>
          </draw:image>
        </draw:frame>
        <draw:frame draw:style-name="gr7" draw:text-style-name="P10" draw:layer="layout" svg:width="2.913cm" svg:height="4.144cm" svg:x="1.913cm" svg:y="8.89cm">
          <draw:image xlink:href="Pictures/100002010000022C00000317E3A92B82684FF960.png" xlink:type="simple" xlink:show="embed" xlink:actuate="onLoad">
            <text:p/>
          </draw:image>
        </draw:frame>
        <draw:frame draw:style-name="gr7" draw:text-style-name="P10" draw:layer="layout" svg:width="2.623cm" svg:height="4.318cm" svg:x="6.412cm" svg:y="8.89cm">
          <draw:image xlink:href="Pictures/100002010000020D000003601C2840B6DAA4AEAF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7-12-06T10:49:57.315004047</dc:date>
    <meta:editing-duration>P7DT20H39M56S</meta:editing-duration>
    <meta:editing-cycles>483</meta:editing-cycles>
    <meta:generator>LibreOffice/5.1.6.2$Linux_X86_64 LibreOffice_project/10m0$Build-2</meta:generator>
    <meta:print-date>2017-10-04T10:42:29.653181544</meta:print-date>
    <meta:document-statistic meta:object-count="44"/>
  </office:meta>
</office:document-meta>
</file>